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Impl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Fault( Faul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Impl.setOperation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isTrans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InMessage( Normalized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Impl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Impl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In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Impl.getMessag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Impl.before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Internal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Error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Stat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Impl.MessageExchangeImpl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afterS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Impl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Status( ExchangeStatus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Impl.getPropert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Ro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OutMessage( Normalized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Impl.getOu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Impl.setMessage( NormalizedMessage msg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creat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Property( String s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